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f58d5" officeooo:paragraph-rsid="000f58d5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f58d5" officeooo:paragraph-rsid="000f58d5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0933c" officeooo:paragraph-rsid="001093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24b07" officeooo:paragraph-rsid="00124b07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10e17" officeooo:paragraph-rsid="00110e17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24b07" officeooo:paragraph-rsid="00124b0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24b07" officeooo:paragraph-rsid="00124b07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24b07" officeooo:paragraph-rsid="00124b07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24b07" officeooo:paragraph-rsid="0010933c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4096f" officeooo:paragraph-rsid="0014096f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096f" officeooo:paragraph-rsid="0014096f" style:font-weight-asian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4096f" officeooo:paragraph-rsid="0014096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cles of Confederation (1783 – 1789)</text:p>
      <text:p text:style-name="P2"/>
      <text:p text:style-name="P3">Fears</text:p>
      <text:list xml:id="list3937362145324971002" text:style-name="L1">
        <text:list-item>
          <text:p text:style-name="P5">Being England</text:p>
          <text:list>
            <text:list-item>
              <text:p text:style-name="P6">Dictator-like executive</text:p>
            </text:list-item>
          </text:list>
        </text:list-item>
        <text:list-item>
          <text:p text:style-name="P6">Intolerance?</text:p>
        </text:list-item>
        <text:list-item>
          <text:p text:style-name="P6">Soldiers → military law</text:p>
        </text:list-item>
        <text:list-item>
          <text:p text:style-name="P6">Bankrupcy</text:p>
        </text:list-item>
        <text:list-item>
          <text:p text:style-name="P11">Monetary issues</text:p>
        </text:list-item>
        <text:list-item>
          <text:p text:style-name="P11"/>
        </text:list-item>
      </text:list>
      <text:p text:style-name="P3"/>
      <text:p text:style-name="P3">Strengths</text:p>
      <text:list xml:id="list1103276820413913754" text:style-name="L4">
        <text:list-item>
          <text:p text:style-name="P12">Land Distribution</text:p>
          <text:list>
            <text:list-item>
              <text:p text:style-name="P12">Land Ordinance of 1785</text:p>
              <text:list>
                <text:list-item>
                  <text:p text:style-name="P12">Move people west</text:p>
                </text:list-item>
                <text:list-item>
                  <text:p text:style-name="P12">The Grid</text:p>
                </text:list-item>
              </text:list>
            </text:list-item>
            <text:list-item>
              <text:p text:style-name="P12">NW Ordinance of 1787</text:p>
              <text:list>
                <text:list-item>
                  <text:p text:style-name="P12">Process for admitting new states</text:p>
                </text:list-item>
                <text:list-item>
                  <text:p text:style-name="P12"/>
                </text:list-item>
              </text:list>
            </text:list-item>
          </text:list>
        </text:list-item>
      </text:list>
      <text:p text:style-name="P3"/>
      <text:p text:style-name="P4">Structure</text:p>
      <text:list xml:id="list4696005578288471935" text:style-name="L2">
        <text:list-item>
          <text:p text:style-name="P8">No executive</text:p>
        </text:list-item>
        <text:list-item>
          <text:p text:style-name="P8">No federal court system</text:p>
        </text:list-item>
      </text:list>
      <text:p text:style-name="P7"/>
      <text:p text:style-name="P3"/>
      <text:p text:style-name="P3">Weaknesses</text:p>
      <text:list xml:id="list5225200215093403845" text:style-name="L3">
        <text:list-item>
          <text:p text:style-name="P9">Laws could be passed, but there was no way to enforce them without federal government</text:p>
        </text:list-item>
        <text:list-item>
          <text:p text:style-name="P10">Votes in Congress had to be unanimous, otherwise nothing got done</text:p>
        </text:list-item>
        <text:list-item>
          <text:p text:style-name="P10">Can declare war but cannot raise an army</text:p>
        </text:list-item>
        <text:list-item>
          <text:p text:style-name="P10">Can make a budget but they can't raise or make taxes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0:47:34.017733619</meta:creation-date>
    <dc:date>2014-10-14T12:14:28.709452946</dc:date>
    <meta:editing-duration>PT1H11M43S</meta:editing-duration>
    <meta:editing-cycles>5</meta:editing-cycles>
    <meta:generator>LibreOffice/4.3.2.2.0$Linux_X86_64 LibreOffice_project/430m0$Build-2</meta:generator>
    <meta:document-statistic meta:table-count="0" meta:image-count="0" meta:object-count="0" meta:page-count="1" meta:paragraph-count="26" meta:word-count="113" meta:character-count="580" meta:non-whitespace-character-count="510"/>
  </office:meta>
</office:document-meta>
</file>